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999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1.251cm"/>
    </style:style>
    <style:style style:name="co5" style:family="table-column">
      <style:table-column-properties fo:break-before="auto" style:column-width="2.499cm"/>
    </style:style>
    <style:style style:name="ro1" style:family="table-row">
      <style:table-row-properties style:row-height="1.362cm" fo:break-before="auto" style:use-optimal-row-height="false"/>
    </style:style>
    <style:style style:name="ro2" style:family="table-row">
      <style:table-row-properties style:row-height="0.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 fo:border="none"/>
      <style:text-properties fo:font-size="12pt" style:font-size-asian="12pt" style:font-size-complex="12pt"/>
    </style:style>
    <style:style style:name="ce6" style:family="table-cell" style:parent-style-name="Default">
      <style:table-cell-properties fo:border="none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74pt solid #000000" fo:border-left="none" fo:border-right="none" fo:border-top="none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order-bottom="0.74pt solid #000000" fo:background-color="#2a6099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fo:border-bottom="0.74pt solid #000000" fo:background-color="#b4c7dc" fo:wrap-option="wrap" fo:border-left="0.74pt solid #000000" fo:border-right="none" fo:border-top="0.74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74pt solid #000000" fo:background-color="#b4c7dc" fo:wrap-option="wrap" fo:border-left="0.74pt solid #000000" fo:border-right="none" fo:border-top="0.74pt solid #000000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-bottom="0.74pt solid #000000" fo:background-color="#b4c7dc" fo:wrap-option="wrap" fo:border-left="0.74pt solid #000000" fo:border-right="none" fo:border-top="0.74pt solid #000000"/>
      <style:text-properties fo:font-size="12pt" style:font-size-asian="12pt" style:font-size-complex="12pt"/>
    </style:style>
    <style:style style:name="ce15" style:family="table-cell" style:parent-style-name="Default" style:data-style-name="N140">
      <style:table-cell-properties fo:border-bottom="0.74pt solid #000000" fo:background-color="#729fcf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order-bottom="0.74pt solid #000000" fo:background-color="#dee6ef" fo:wrap-option="wrap" fo:border-left="none" fo:border-right="none" fo:border-top="0.74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74pt solid #000000" fo:background-color="#dee6ef" fo:wrap-option="wrap" fo:border-left="none" fo:border-right="none" fo:border-top="0.74pt solid #000000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order-bottom="0.74pt solid #000000" fo:background-color="#dee6ef" fo:wrap-option="wrap" fo:border-left="none" fo:border-right="none" fo:border-top="0.74pt solid #000000"/>
      <style:text-properties fo:font-size="12pt" style:font-size-asian="12pt" style:font-size-complex="12pt"/>
    </style:style>
    <style:style style:name="ce32" style:family="table-cell" style:parent-style-name="Default" style:data-style-name="N140">
      <style:table-cell-properties fo:border-bottom="0.74pt solid #000000" fo:background-color="#dee6ef" fo:border-left="none" fo:border-right="none" fo:border-top="0.74pt solid #000000"/>
      <style:text-properties fo:color="#ff0000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40">
      <style:table-cell-properties fo:border-bottom="0.74pt solid #000000" fo:background-color="#dee6ef" fo:border-left="none" fo:border-right="none" fo:border-top="0.74pt solid #000000"/>
      <style:text-properties fo:color="#8d281e" fo:font-size="12pt" style:font-size-asian="12pt" style:font-size-complex="12pt"/>
      <style:map style:condition="is-true-formula(IF([.A7]=&quot;&quot;; 1; 0))" style:apply-style-name="Occult" style:base-cell-address="Model.C7"/>
    </style:style>
    <style:style style:name="ce17" style:family="table-cell" style:parent-style-name="Default" style:data-style-name="N140">
      <style:table-cell-properties fo:border-bottom="0.74pt solid #000000" fo:background-color="#dee6ef" fo:border-left="none" fo:border-right="none" fo:border-top="0.74pt solid #000000"/>
      <style:text-properties fo:color="#8d281e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 style:data-style-name="N140">
      <style:table-cell-properties fo:border-bottom="0.74pt solid #000000" fo:background-color="#729fcf" style:text-align-source="fix" style:repeat-content="false" fo:border-left="none" fo:border-right="none" fo:border-top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0">
      <style:table-cell-properties fo:border-bottom="0.74pt solid #000000" fo:background-color="#dee6ef" style:text-align-source="fix" style:repeat-content="false" fo:border-left="none" fo:border-right="none" fo:border-top="0.74pt solid #000000" style:vertical-align="bottom"/>
      <style:paragraph-properties fo:text-align="center" fo:margin-left="0cm"/>
      <style:text-properties fo:color="#666666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0">
      <style:table-cell-properties fo:border-bottom="0.74pt solid #000000" fo:background-color="#dee6ef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666666" fo:font-size="12pt" style:font-size-asian="12pt" style:font-size-complex="12pt"/>
      <style:map style:condition="is-true-formula(IF([.A7]=&quot;&quot;;1;0))" style:apply-style-name="Accent" style:base-cell-address="Model.D7"/>
      <style:map style:condition="is-true-formula(IF([.D7]=&quot;=&quot;;[.C7]&lt;&gt;[.E7];IF([.D7]=&quot;&lt;=&quot;;[.C7]&gt;[.E7];IF([.D7]=&quot;&gt;=&quot;;[.C7]&lt;[.E7];TRUE()))))" style:apply-style-name="Error" style:base-cell-address="Model.D7"/>
    </style:style>
    <style:style style:name="ce31" style:family="table-cell" style:parent-style-name="Default" style:data-style-name="N140">
      <style:table-cell-properties fo:border-bottom="0.74pt solid #000000" fo:background-color="#dee6ef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666666" fo:font-size="12pt" style:font-size-asian="12pt" style:font-size-complex="12pt"/>
      <style:map style:condition="is-true-formula(IF([.A7]=&quot;&quot;;1;0))" style:apply-style-name="Accent" style:base-cell-address="Model.D7"/>
      <style:map style:condition="is-true-formula(IF([.D7]=&quot;=&quot;;[.C7]&lt;&gt;[.E7];IF([.D7]=&quot;&lt;=&quot;;[.C7]&gt;[.E7];IF([.D7]=&quot;&gt;=&quot;;[.C7]&lt;[.E7];TRUE()))))" style:apply-style-name="Error" style:base-cell-address="Model.D7"/>
    </style:style>
    <style:style style:name="ce33" style:family="table-cell" style:parent-style-name="Default" style:data-style-name="N0">
      <style:table-cell-properties fo:border-bottom="0.74pt solid #000000" fo:background-color="#dee6ef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2pt" style:font-size-asian="12pt" style:font-size-complex="12pt"/>
      <style:map style:condition="is-true-formula(IF([.A7]=&quot;&quot;;1;0))" style:apply-style-name="Accent" style:base-cell-address="Model.D7"/>
      <style:map style:condition="is-true-formula(IF([.D7]=&quot;=&quot;;[.C7]&lt;&gt;[.E7];IF([.D7]=&quot;&lt;=&quot;;[.C7]&gt;[.E7];IF([.D7]=&quot;&gt;=&quot;;[.C7]&lt;[.E7];TRUE()))))" style:apply-style-name="Error" style:base-cell-address="Model.D7"/>
    </style:style>
    <style:style style:name="ce34" style:family="table-cell" style:parent-style-name="Default" style:data-style-name="N0">
      <style:table-cell-properties fo:border-bottom="0.74pt solid #000000" fo:background-color="#dee6ef" style:text-align-source="fix" style:repeat-content="false" fo:border-left="none" fo:border-right="none" fo:border-top="0.74pt solid #000000"/>
      <style:paragraph-properties fo:text-align="center" fo:margin-left="0cm"/>
      <style:text-properties fo:font-size="12pt" style:font-size-asian="12pt" style:font-size-complex="12pt"/>
      <style:map style:condition="is-true-formula(IF([.A7]=&quot;&quot;;1;0))" style:apply-style-name="Accent" style:base-cell-address="Model.D7"/>
      <style:map style:condition="is-true-formula(IF([.D7]=&quot;=&quot;;[.C7]&lt;&gt;[.E7];IF([.D7]=&quot;&lt;=&quot;;[.C7]&gt;[.E7];IF([.D7]=&quot;&gt;=&quot;;[.C7]&lt;[.E7];TRUE()))))" style:apply-style-name="Error" style:base-cell-address="Model.D7"/>
    </style:style>
    <style:style style:name="ce35" style:family="table-cell" style:parent-style-name="Default" style:data-style-name="N0">
      <style:table-cell-properties fo:border-bottom="0.74pt solid #000000" fo:background-color="#dee6ef" style:text-align-source="fix" style:repeat-content="false" fo:border-left="none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fo:border-bottom="none" fo:background-color="#2a6099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0">
      <style:table-cell-properties fo:border-bottom="none" fo:background-color="#729fcf" fo:wrap-option="wrap" fo:border-left="0.74pt solid #000000" fo:border-right="0.74pt solid #000000" fo:border-top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140">
      <style:table-cell-properties fo:border-bottom="none" fo:background-color="#729fcf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140">
      <style:table-cell-properties fo:border-bottom="0.74pt solid #000000" fo:background-color="#dee6ef" fo:border-left="none" fo:border-right="0.74pt solid #000000" fo:border-top="0.74pt solid #000000"/>
      <style:text-properties fo:color="#55308d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none" fo:background-color="#b4c7dc" fo:wrap-option="wrap" fo:border-left="0.74pt solid #000000" fo:border-right="0.74pt solid #000000" fo:border-top="0.74pt solid #000000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none" fo:background-color="#dee6ef" fo:border-left="0.74pt solid #000000" fo:border-right="0.74pt solid #000000" fo:border-top="none"/>
      <style:text-properties fo:font-size="12pt" style:font-size-asian="12pt" style:font-size-complex="12pt"/>
    </style:style>
    <style:style style:name="ce50" style:family="table-cell" style:parent-style-name="Default" style:data-style-name="N140">
      <style:table-cell-properties fo:border-bottom="none" fo:background-color="#dee6ef" fo:border-left="0.74pt solid #000000" fo:border-right="0.74pt solid #000000" fo:border-top="none"/>
      <style:text-properties fo:font-size="12pt" style:font-size-asian="12pt" style:font-size-complex="12pt"/>
    </style:style>
    <style:style style:name="ce67" style:family="table-cell" style:parent-style-name="Default" style:data-style-name="N140">
      <style:table-cell-properties fo:border-bottom="0.74pt solid #000000" fo:background-color="#dee6ef" fo:border-left="0.74pt solid #000000" fo:border-right="0.74pt solid #000000" fo:border-top="none"/>
      <style:text-properties fo:color="#2a6099" fo:font-size="12pt" fo:font-weight="bold" style:font-size-asian="12pt" style:font-weight-asian="bold" style:font-size-complex="12pt" style:font-weight-complex="bold"/>
      <style:map style:condition="is-true-formula(IF([.F$1]=&quot;&quot;; 1; 0))" style:apply-style-name="Occult" style:base-cell-address="Model.F5"/>
    </style:style>
    <style:style style:name="ce52" style:family="table-cell" style:parent-style-name="Default" style:data-style-name="N140">
      <style:table-cell-properties fo:border="none"/>
      <style:text-properties fo:font-size="12pt" style:font-size-asian="12pt" style:font-size-complex="12pt"/>
      <style:map style:condition="cell-content()=0" style:apply-style-name="Occult" style:base-cell-address="Model.F6"/>
    </style:style>
    <style:style style:name="ce53" style:family="table-cell" style:parent-style-name="Default" style:data-style-name="N140">
      <style:table-cell-properties fo:border="none"/>
      <style:text-properties fo:color="#2a6099" fo:font-size="12pt" fo:font-weight="bold" style:font-size-asian="12pt" style:font-weight-asian="bold" style:font-size-complex="12pt" style:font-weight-complex="bold"/>
      <style:map style:condition="cell-content()=0" style:apply-style-name="Occult" style:base-cell-address="Model.F6"/>
    </style:style>
    <style:style style:name="ce54" style:family="table-cell" style:parent-style-name="Default" style:data-style-name="N140">
      <style:table-cell-properties fo:border="none"/>
      <style:text-properties fo:font-size="12pt" style:font-size-asian="12pt" style:font-size-complex="12pt"/>
    </style:style>
    <style:style style:name="ce55" style:family="table-cell" style:parent-style-name="Default" style:data-style-name="N0">
      <style:table-cell-properties fo:border-bottom="none" fo:background-color="#b4c7dc" fo:wrap-option="wrap" fo:border-left="0.74pt solid #000000" fo:border-right="0.74pt solid #000000" fo:border-top="0.74pt solid #000000"/>
      <style:text-properties fo:font-size="12pt" style:font-size-asian="12pt" style:font-size-complex="12pt"/>
    </style:style>
    <style:style style:name="ce56" style:family="table-cell" style:parent-style-name="Default" style:data-style-name="N0">
      <style:table-cell-properties fo:border-bottom="none" fo:background-color="#dee6ef" fo:border-left="0.74pt solid #000000" fo:border-right="0.74pt solid #000000" fo:border-top="none"/>
      <style:text-properties fo:font-size="12pt" style:font-size-asian="12pt" style:font-size-complex="12pt"/>
    </style:style>
    <style:style style:name="ce51" style:family="table-cell" style:parent-style-name="Default" style:data-style-name="N140">
      <style:table-cell-properties fo:border-bottom="0.74pt solid #000000" fo:background-color="#dee6ef" fo:border-left="0.74pt solid #000000" fo:border-right="0.74pt solid #000000" fo:border-top="none"/>
      <style:text-properties fo:color="#2a6099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Real&quot;;&quot;Inteiro&quot;;&quot;Decisão&quot;)" table:allow-empty-cell="false" table:display-list="unsorted" table:base-cell-address="Model.B1">
          <table:error-message table:message-type="stop" table:display="true"/>
        </table:content-validation>
        <table:content-validation table:name="val2" table:condition="of:cell-content-is-in-list(&quot;Min&quot;;&quot;Max&quot;)" table:allow-empty-cell="false" table:display-list="unsorted" table:base-cell-address="Model.D6">
          <table:error-message table:message-type="stop" table:display="true"/>
        </table:content-validation>
        <table:content-validation table:name="val3" table:condition="of:cell-content-is-in-list(&quot;=&quot;;&quot;&lt;&quot;;&quot;&lt;=&quot;;&quot;&gt;&quot;;&quot;&gt;=&quot;)" table:allow-empty-cell="true" table:display-list="unsorted" table:base-cell-address="Model.D1">
          <table:error-message table:message-type="stop" table:display="true"/>
        </table:content-validation>
        <table:content-validation table:name="val4" table:condition="of:cell-content-is-in-list(&quot;Real&quot;;&quot;Inteiro&quot;;&quot;Decisão&quot;)" table:allow-empty-cell="false" table:display-list="unsorted" table:base-cell-address="Model.F2">
          <table:error-message table:message-type="stop" table:display="true"/>
        </table:content-validation>
      </table:content-validations>
      <table:table table:name="Model" table:style-name="ta1">
        <table:table-column table:style-name="co1" table:default-cell-style-name="ce13"/>
        <table:table-column table:style-name="co2" table:default-cell-style-name="ce22"/>
        <table:table-column table:style-name="co3" table:default-cell-style-name="ce17"/>
        <table:table-column table:style-name="co4" table:default-cell-style-name="ce35"/>
        <table:table-column table:style-name="co3" table:default-cell-style-name="ce44"/>
        <table:table-column table:style-name="co5" table:number-columns-repeated="16379" table:default-cell-style-name="ce54"/>
        <table:table-row table:style-name="ro1">
          <table:table-cell table:style-name="ce5" table:number-columns-repeated="3"/>
          <table:table-cell table:style-name="ce21"/>
          <table:table-cell table:style-name="ce37" office:value-type="string" calcext:value-type="string">
            <text:p>Variável</text:p>
          </table:table-cell>
          <table:table-cell table:style-name="ce45" office:value-type="string" calcext:value-type="string">
            <text:p>Proporção de trigo</text:p>
          </table:table-cell>
          <table:table-cell table:style-name="ce45" office:value-type="string" calcext:value-type="string">
            <text:p>Proporção de sorgo</text:p>
          </table:table-cell>
          <table:table-cell table:style-name="ce45" office:value-type="string" calcext:value-type="string">
            <text:p>Proporção de peixe</text:p>
          </table:table-cell>
          <table:table-cell table:style-name="ce45" office:value-type="string" calcext:value-type="string">
            <text:p>Proporção de milho</text:p>
          </table:table-cell>
          <table:table-cell table:style-name="ce45" table:number-columns-repeated="8"/>
          <table:table-cell table:style-name="ce55" table:number-columns-repeated="16367"/>
        </table:table-row>
        <table:table-row table:style-name="ro2">
          <table:table-cell table:style-name="ce6" table:number-columns-repeated="3"/>
          <table:table-cell table:style-name="ce23"/>
          <table:table-cell table:style-name="ce57" office:value-type="string" calcext:value-type="string">
            <text:p>Tipo</text:p>
          </table:table-cell>
          <table:table-cell table:number-columns-repeated="2" table:style-name="ce46" table:content-validation-name="val4" office:value-type="string" calcext:value-type="string">
            <text:p>Real</text:p>
          </table:table-cell>
          <table:table-cell table:style-name="ce46" table:content-validation-name="val4" office:value-type="string" calcext:value-type="string">
            <text:p>Inteiro</text:p>
          </table:table-cell>
          <table:table-cell table:style-name="ce46" table:content-validation-name="val4" office:value-type="string" calcext:value-type="string">
            <text:p>Decisão</text:p>
          </table:table-cell>
          <table:table-cell table:style-name="ce46" table:content-validation-name="val4" table:number-columns-repeated="8"/>
          <table:table-cell table:style-name="ce56" table:content-validation-name="val4" table:number-columns-repeated="16367"/>
        </table:table-row>
        <table:table-row table:style-name="ro2">
          <table:table-cell table:style-name="ce6" table:number-columns-repeated="3"/>
          <table:table-cell table:style-name="ce23"/>
          <table:table-cell table:style-name="ce57" office:value-type="string" calcext:value-type="string">
            <text:p>Mínimo</text:p>
          </table:table-cell>
          <table:table-cell table:style-name="ce50"/>
          <table:table-cell table:style-name="ce50" office:value-type="float" office:value="2" calcext:value-type="float">
            <text:p><text:s/>2</text:p>
          </table:table-cell>
          <table:table-cell table:style-name="ce50" table:number-columns-repeated="16377"/>
        </table:table-row>
        <table:table-row table:style-name="ro2">
          <table:table-cell table:style-name="ce3"/>
          <table:table-cell table:style-name="ce6" table:number-columns-repeated="2"/>
          <table:table-cell table:style-name="ce23"/>
          <table:table-cell table:style-name="ce57" office:value-type="string" calcext:value-type="string">
            <text:p>Máximo</text:p>
          </table:table-cell>
          <table:table-cell table:style-name="ce50" table:number-columns-repeated="2"/>
          <table:table-cell table:style-name="ce50" office:value-type="float" office:value="1.4" calcext:value-type="float">
            <text:p><text:s/>1.4</text:p>
          </table:table-cell>
          <table:table-cell table:style-name="ce50" table:number-columns-repeated="16376"/>
        </table:table-row>
        <table:table-row table:style-name="ro2">
          <table:table-cell table:style-name="ce9" office:value-type="string" calcext:value-type="string">
            <text:p>Restrições</text:p>
          </table:table-cell>
          <table:table-cell table:style-name="ce15" office:value-type="string" calcext:value-type="string">
            <text:p>Tipo</text:p>
          </table:table-cell>
          <table:table-cell table:style-name="ce15" office:value-type="string" calcext:value-type="string">
            <text:p>Resultado</text:p>
          </table:table-cell>
          <table:table-cell table:style-name="ce25"/>
          <table:table-cell table:style-name="ce42" office:value-type="string" calcext:value-type="string">
            <text:p>Limite</text:p>
          </table:table-cell>
          <table:table-cell table:style-name="ce67" office:value-type="float" office:value="0.121428571428571" calcext:value-type="float">
            <text:p><text:s/>0.12143</text:p>
          </table:table-cell>
          <table:table-cell table:style-name="ce67" office:value-type="float" office:value="0.728571428571429" calcext:value-type="float">
            <text:p><text:s/>0.72857</text:p>
          </table:table-cell>
          <table:table-cell table:style-name="ce67" office:value-type="float" office:value="0.15" calcext:value-type="float">
            <text:p><text:s/>0.15</text:p>
          </table:table-cell>
          <table:table-cell table:number-columns-repeated="694" table:style-name="ce67" office:value-type="float" office:value="0" calcext:value-type="float">
            <text:p><text:s/>0</text:p>
          </table:table-cell>
          <table:table-cell table:style-name="ce51" table:number-columns-repeated="15682"/>
        </table:table-row>
        <table:table-row table:style-name="ro2">
          <table:table-cell table:style-name="ce10" office:value-type="string" calcext:value-type="string">
            <text:p>Função objetivo</text:p>
          </table:table-cell>
          <table:table-cell table:style-name="ce19" table:content-validation-name="val1" office:value-type="string" calcext:value-type="string">
            <text:p>Real</text:p>
          </table:table-cell>
          <table:table-cell table:style-name="ce32" table:number-matrix-columns-spanned="1" table:number-matrix-rows-spanned="671" table:formula="of:=MMULT(N([.F6:.AAA676]); TRANSPOSE(N([.F5:.AAA5])))" office:value-type="float" office:value="0.903571428571428" calcext:value-type="float">
            <text:p><text:s/>0.90357</text:p>
          </table:table-cell>
          <table:table-cell table:style-name="ce26" table:content-validation-name="val2" office:value-type="string" calcext:value-type="string">
            <text:p>Min</text:p>
          </table:table-cell>
          <table:table-cell/>
          <table:table-cell table:style-name="ce52" office:value-type="float" office:value="1" calcext:value-type="float">
            <text:p><text:s/>1</text:p>
          </table:table-cell>
          <table:table-cell table:style-name="ce52" office:value-type="float" office:value="0.25" calcext:value-type="float">
            <text:p><text:s/>0.25</text:p>
          </table:table-cell>
          <table:table-cell table:style-name="ce52" office:value-type="float" office:value="4" calcext:value-type="float">
            <text:p><text:s/>4</text:p>
          </table:table-cell>
          <table:table-cell table:style-name="ce52" office:value-type="float" office:value="1.5" calcext:value-type="float">
            <text:p><text:s/>1.5</text:p>
          </table:table-cell>
          <table:table-cell table:style-name="ce52" table:number-columns-repeated="693"/>
          <table:table-cell table:number-columns-repeated="15682"/>
        </table:table-row>
        <table:table-row table:style-name="ro2">
          <table:table-cell table:style-name="ce12" office:value-type="string" calcext:value-type="string">
            <text:p>Porcentagem</text:p>
          </table:table-cell>
          <table:table-cell table:style-name="ce20" table:content-validation-name="val1" office:value-type="string" calcext:value-type="string">
            <text:p>Inteiro</text:p>
          </table:table-cell>
          <table:table-cell table:style-name="ce36" office:value-type="float" office:value="1" calcext:value-type="float">
            <text:p><text:s/>1</text:p>
          </table:table-cell>
          <table:table-cell table:style-name="ce27" table:content-validation-name="val3" office:value-type="string" calcext:value-type="string">
            <text:p>=</text:p>
          </table:table-cell>
          <table:table-cell office:value-type="float" office:value="1" calcext:value-type="float">
            <text:p><text:s/>1</text:p>
          </table:table-cell>
          <table:table-cell table:number-columns-repeated="4" table:style-name="ce52" office:value-type="float" office:value="1" calcext:value-type="float">
            <text:p><text:s/>1</text:p>
          </table:table-cell>
          <table:table-cell table:style-name="ce52" table:number-columns-repeated="693"/>
          <table:table-cell table:number-columns-repeated="15682"/>
        </table:table-row>
        <table:table-row table:style-name="ro2">
          <table:table-cell table:style-name="ce12" office:value-type="string" calcext:value-type="string">
            <text:p>Calorias</text:p>
          </table:table-cell>
          <table:table-cell table:style-name="ce20" table:content-validation-name="val1" office:value-type="string" calcext:value-type="string">
            <text:p>Real</text:p>
          </table:table-cell>
          <table:table-cell table:style-name="ce36" office:value-type="float" office:value="700" calcext:value-type="float">
            <text:p><text:s/>700</text:p>
          </table:table-cell>
          <table:table-cell table:style-name="ce27" table:content-validation-name="val3" office:value-type="string" calcext:value-type="string">
            <text:p>&gt;=</text:p>
          </table:table-cell>
          <table:table-cell office:value-type="float" office:value="700" calcext:value-type="float">
            <text:p><text:s/>700</text:p>
          </table:table-cell>
          <table:table-cell table:style-name="ce52" office:value-type="float" office:value="1000" calcext:value-type="float">
            <text:p>1 000</text:p>
          </table:table-cell>
          <table:table-cell table:style-name="ce52" office:value-type="float" office:value="300" calcext:value-type="float">
            <text:p><text:s/>300</text:p>
          </table:table-cell>
          <table:table-cell table:style-name="ce52" office:value-type="float" office:value="2400" calcext:value-type="float">
            <text:p>2 400</text:p>
          </table:table-cell>
          <table:table-cell table:style-name="ce52" office:value-type="float" office:value="800" calcext:value-type="float">
            <text:p><text:s/>800</text:p>
          </table:table-cell>
          <table:table-cell table:style-name="ce52" table:number-columns-repeated="693"/>
          <table:table-cell table:number-columns-repeated="15682"/>
        </table:table-row>
        <table:table-row table:style-name="ro2">
          <table:table-cell table:style-name="ce12" office:value-type="string" calcext:value-type="string">
            <text:p>Fração mínima de sorgo</text:p>
          </table:table-cell>
          <table:table-cell table:style-name="ce20" table:content-validation-name="val1" office:value-type="string" calcext:value-type="string">
            <text:p>Real</text:p>
          </table:table-cell>
          <table:table-cell table:style-name="ce36" office:value-type="float" office:value="0.728571428571429" calcext:value-type="float">
            <text:p><text:s/>0.72857</text:p>
          </table:table-cell>
          <table:table-cell table:style-name="ce27" table:content-validation-name="val3" office:value-type="string" calcext:value-type="string">
            <text:p>&gt;=</text:p>
          </table:table-cell>
          <table:table-cell office:value-type="float" office:value="0.25" calcext:value-type="float">
            <text:p><text:s/>0.25</text:p>
          </table:table-cell>
          <table:table-cell table:style-name="ce52" office:value-type="float" office:value="0" calcext:value-type="float">
            <text:p><text:s/>0</text:p>
          </table:table-cell>
          <table:table-cell table:style-name="ce52" office:value-type="float" office:value="1" calcext:value-type="float">
            <text:p><text:s/>1</text:p>
          </table:table-cell>
          <table:table-cell table:number-columns-repeated="2" table:style-name="ce52" office:value-type="float" office:value="0" calcext:value-type="float">
            <text:p><text:s/>0</text:p>
          </table:table-cell>
          <table:table-cell table:style-name="ce52" table:number-columns-repeated="693"/>
          <table:table-cell table:number-columns-repeated="15682"/>
        </table:table-row>
        <table:table-row table:style-name="ro2">
          <table:table-cell table:style-name="ce12" office:value-type="string" calcext:value-type="string">
            <text:p>Fração mínima de peixe</text:p>
          </table:table-cell>
          <table:table-cell table:style-name="ce20" table:content-validation-name="val1" office:value-type="string" calcext:value-type="string">
            <text:p>Real</text:p>
          </table:table-cell>
          <table:table-cell table:style-name="ce36" office:value-type="float" office:value="0.15" calcext:value-type="float">
            <text:p><text:s/>0.15</text:p>
          </table:table-cell>
          <table:table-cell table:style-name="ce27" table:content-validation-name="val3" office:value-type="string" calcext:value-type="string">
            <text:p>&gt;=</text:p>
          </table:table-cell>
          <table:table-cell office:value-type="float" office:value="0.15" calcext:value-type="float">
            <text:p><text:s/>0.15</text:p>
          </table:table-cell>
          <table:table-cell table:number-columns-repeated="2" table:style-name="ce52" office:value-type="float" office:value="0" calcext:value-type="float">
            <text:p><text:s/>0</text:p>
          </table:table-cell>
          <table:table-cell table:style-name="ce52" office:value-type="float" office:value="1" calcext:value-type="float">
            <text:p><text:s/>1</text:p>
          </table:table-cell>
          <table:table-cell table:style-name="ce52" office:value-type="float" office:value="0" calcext:value-type="float">
            <text:p><text:s/>0</text:p>
          </table:table-cell>
          <table:table-cell table:style-name="ce52" table:number-columns-repeated="693"/>
          <table:table-cell table:number-columns-repeated="15682"/>
        </table:table-row>
        <table:table-row table:style-name="ro2">
          <table:table-cell table:style-name="ce12"/>
          <table:table-cell table:style-name="ce20"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27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 table:style-name="ce12"/>
          <table:table-cell table:style-name="ce20"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27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 table:style-name="ce12"/>
          <table:table-cell table:style-name="ce20"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27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 table:style-name="ce12"/>
          <table:table-cell table:style-name="ce20"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27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 table:style-name="ce12"/>
          <table:table-cell table:style-name="ce20"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27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 table:style-name="ce12"/>
          <table:table-cell table:style-name="ce20"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27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 table:style-name="ce12"/>
          <table:table-cell table:style-name="ce20"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27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 table:style-name="ce12"/>
          <table:table-cell table:style-name="ce20"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1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 table:style-name="ce12"/>
          <table:table-cell table:style-name="ce20"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27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 table:style-name="ce12"/>
          <table:table-cell table:style-name="ce20"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27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 table:style-name="ce12"/>
          <table:table-cell table:style-name="ce20"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27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 table:style-name="ce12"/>
          <table:table-cell table:style-name="ce20"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27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 table:style-name="ce12"/>
          <table:table-cell table:style-name="ce20"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27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 table:style-name="ce10"/>
          <table:table-cell table:style-name="ce19"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3" table:content-validation-name="val3"/>
          <table:table-cell/>
          <table:table-cell table:style-name="ce53" table:number-columns-repeated="9"/>
          <table:table-cell table:style-name="ce52" table:number-columns-repeated="688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6" office:value-type="float" office:value="0" calcext:value-type="float">
            <text:p><text:s/>0</text:p>
          </table:table-cell>
          <table:table-cell table:style-name="ce34" table:content-validation-name="val3"/>
          <table:table-cell/>
          <table:table-cell table:style-name="ce52" table:number-columns-repeated="697"/>
          <table:table-cell table:number-columns-repeated="15682"/>
        </table:table-row>
        <table:table-row table:style-name="ro2" table:number-rows-repeated="1047899">
          <table:table-cell/>
          <table:table-cell table:content-validation-name="val1"/>
          <table:table-cell/>
          <table:table-cell table:content-validation-name="val3"/>
          <table:table-cell table:number-columns-repeated="16380"/>
        </table:table-row>
        <table:table-row table:style-name="ro2">
          <table:table-cell/>
          <table:table-cell table:content-validation-name="val1"/>
          <table:table-cell/>
          <table:table-cell table:content-validation-name="val3"/>
          <table:table-cell table:number-columns-repeated="16380"/>
        </table:table-row>
        <table:named-expressions>
          <table:named-range table:name="solver_adj" table:base-cell-address="$Model.$A$1" table:cell-range-address=".$F$24:.$N$24"/>
          <table:named-expression table:name="solver_asr" table:base-cell-address="$Model.$A$1" table:expression="0"/>
          <table:named-expression table:name="solver_bbd" table:base-cell-address="$Model.$A$1" table:expression="1"/>
          <table:named-expression table:name="solver_ccoeff" table:base-cell-address="$Model.$A$1" table:expression="0"/>
          <table:named-expression table:name="solver_cog" table:base-cell-address="$Model.$A$1" table:expression="0"/>
          <table:named-expression table:name="solver_crpb" table:base-cell-address="$Model.$A$1" table:expression="0"/>
          <table:named-expression table:name="solver_eng" table:base-cell-address="$Model.$A$1" table:expression="2"/>
          <table:named-expression table:name="solver_eps" table:base-cell-address="$Model.$A$1" table:expression="0"/>
          <table:named-expression table:name="solver_int" table:base-cell-address="$Model.$A$1" table:expression="0"/>
          <table:named-range table:name="solver_lhs1" table:base-cell-address="$Model.$A$1" table:cell-range-address=".$O$7"/>
          <table:named-range table:name="solver_lhs10" table:base-cell-address="$Model.$A$1" table:cell-range-address=".$O$16"/>
          <table:named-range table:name="solver_lhs11" table:base-cell-address="$Model.$A$1" table:cell-range-address=".$O$17"/>
          <table:named-range table:name="solver_lhs12" table:base-cell-address="$Model.$A$1" table:cell-range-address=".$O$18"/>
          <table:named-range table:name="solver_lhs13" table:base-cell-address="$Model.$A$1" table:cell-range-address=".$O$19"/>
          <table:named-range table:name="solver_lhs14" table:base-cell-address="$Model.$A$1" table:cell-range-address=".$O$20"/>
          <table:named-range table:name="solver_lhs15" table:base-cell-address="$Model.$A$1" table:cell-range-address=".$O$21"/>
          <table:named-range table:name="solver_lhs16" table:base-cell-address="$Model.$A$1" table:cell-range-address=".$O$22"/>
          <table:named-range table:name="solver_lhs17" table:base-cell-address="$Model.$A$1" table:cell-range-address=".$O$23"/>
          <table:named-range table:name="solver_lhs18" table:base-cell-address="$Model.$A$1" table:cell-range-address=".$F$24:.$L$24"/>
          <table:named-range table:name="solver_lhs2" table:base-cell-address="$Model.$A$1" table:cell-range-address=".$O$8"/>
          <table:named-range table:name="solver_lhs3" table:base-cell-address="$Model.$A$1" table:cell-range-address=".$O$9"/>
          <table:named-range table:name="solver_lhs4" table:base-cell-address="$Model.$A$1" table:cell-range-address=".$O$10"/>
          <table:named-range table:name="solver_lhs5" table:base-cell-address="$Model.$A$1" table:cell-range-address=".$O$11"/>
          <table:named-range table:name="solver_lhs6" table:base-cell-address="$Model.$A$1" table:cell-range-address=".$O$12"/>
          <table:named-range table:name="solver_lhs7" table:base-cell-address="$Model.$A$1" table:cell-range-address=".$O$13"/>
          <table:named-range table:name="solver_lhs8" table:base-cell-address="$Model.$A$1" table:cell-range-address=".$O$14"/>
          <table:named-range table:name="solver_lhs9" table:base-cell-address="$Model.$A$1" table:cell-range-address=".$O$15"/>
          <table:named-expression table:name="solver_lo_eng" table:base-cell-address="$Model.$A$1" table:expression="&quot;com.sun.star.comp.Calc.LpsolveSolver&quot;"/>
          <table:named-expression table:name="solver_mtpb" table:base-cell-address="$Model.$A$1" table:expression="0"/>
          <table:named-expression table:name="solver_neg" table:base-cell-address="$Model.$A$1" table:expression="1"/>
          <table:named-expression table:name="solver_num" table:base-cell-address="$Model.$A$1" table:expression="18"/>
          <table:named-range table:name="solver_opt" table:base-cell-address="$Model.$A$1" table:cell-range-address=".$O$6"/>
          <table:named-expression table:name="solver_rel1" table:base-cell-address="$Model.$A$1" table:expression="1"/>
          <table:named-expression table:name="solver_rel10" table:base-cell-address="$Model.$A$1" table:expression="3"/>
          <table:named-expression table:name="solver_rel11" table:base-cell-address="$Model.$A$1" table:expression="1"/>
          <table:named-expression table:name="solver_rel12" table:base-cell-address="$Model.$A$1" table:expression="2"/>
          <table:named-expression table:name="solver_rel13" table:base-cell-address="$Model.$A$1" table:expression="3"/>
          <table:named-expression table:name="solver_rel14" table:base-cell-address="$Model.$A$1" table:expression="2"/>
          <table:named-expression table:name="solver_rel15" table:base-cell-address="$Model.$A$1" table:expression="2"/>
          <table:named-expression table:name="solver_rel16" table:base-cell-address="$Model.$A$1" table:expression="1"/>
          <table:named-expression table:name="solver_rel17" table:base-cell-address="$Model.$A$1" table:expression="3"/>
          <table:named-expression table:name="solver_rel18" table:base-cell-address="$Model.$A$1" table:expression="4"/>
          <table:named-expression table:name="solver_rel2" table:base-cell-address="$Model.$A$1" table:expression="3"/>
          <table:named-expression table:name="solver_rel3" table:base-cell-address="$Model.$A$1" table:expression="1"/>
          <table:named-expression table:name="solver_rel4" table:base-cell-address="$Model.$A$1" table:expression="3"/>
          <table:named-expression table:name="solver_rel5" table:base-cell-address="$Model.$A$1" table:expression="1"/>
          <table:named-expression table:name="solver_rel6" table:base-cell-address="$Model.$A$1" table:expression="3"/>
          <table:named-expression table:name="solver_rel7" table:base-cell-address="$Model.$A$1" table:expression="1"/>
          <table:named-expression table:name="solver_rel8" table:base-cell-address="$Model.$A$1" table:expression="3"/>
          <table:named-expression table:name="solver_rel9" table:base-cell-address="$Model.$A$1" table:expression="1"/>
          <table:named-range table:name="solver_rhs1" table:base-cell-address="$Model.$A$1" table:cell-range-address=".$Q$7"/>
          <table:named-range table:name="solver_rhs10" table:base-cell-address="$Model.$A$1" table:cell-range-address=".$Q$16"/>
          <table:named-range table:name="solver_rhs11" table:base-cell-address="$Model.$A$1" table:cell-range-address=".$Q$17"/>
          <table:named-range table:name="solver_rhs12" table:base-cell-address="$Model.$A$1" table:cell-range-address=".$Q$18"/>
          <table:named-range table:name="solver_rhs13" table:base-cell-address="$Model.$A$1" table:cell-range-address=".$Q$19"/>
          <table:named-range table:name="solver_rhs14" table:base-cell-address="$Model.$A$1" table:cell-range-address=".$Q$20"/>
          <table:named-range table:name="solver_rhs15" table:base-cell-address="$Model.$A$1" table:cell-range-address=".$Q$21"/>
          <table:named-range table:name="solver_rhs16" table:base-cell-address="$Model.$A$1" table:cell-range-address=".$Q$22"/>
          <table:named-range table:name="solver_rhs17" table:base-cell-address="$Model.$A$1" table:cell-range-address=".$Q$23"/>
          <table:named-range table:name="solver_rhs2" table:base-cell-address="$Model.$A$1" table:cell-range-address=".$Q$8"/>
          <table:named-range table:name="solver_rhs3" table:base-cell-address="$Model.$A$1" table:cell-range-address=".$Q$9"/>
          <table:named-range table:name="solver_rhs4" table:base-cell-address="$Model.$A$1" table:cell-range-address=".$Q$10"/>
          <table:named-range table:name="solver_rhs5" table:base-cell-address="$Model.$A$1" table:cell-range-address=".$Q$11"/>
          <table:named-range table:name="solver_rhs6" table:base-cell-address="$Model.$A$1" table:cell-range-address=".$Q$12"/>
          <table:named-range table:name="solver_rhs7" table:base-cell-address="$Model.$A$1" table:cell-range-address=".$Q$13"/>
          <table:named-range table:name="solver_rhs8" table:base-cell-address="$Model.$A$1" table:cell-range-address=".$Q$14"/>
          <table:named-range table:name="solver_rhs9" table:base-cell-address="$Model.$A$1" table:cell-range-address=".$Q$15"/>
          <table:named-expression table:name="solver_smax" table:base-cell-address="$Model.$A$1" table:expression="0"/>
          <table:named-expression table:name="solver_smin" table:base-cell-address="$Model.$A$1" table:expression="0"/>
          <table:named-expression table:name="solver_soc" table:base-cell-address="$Model.$A$1" table:expression="0"/>
          <table:named-expression table:name="solver_stol" table:base-cell-address="$Model.$A$1" table:expression="0"/>
          <table:named-expression table:name="solver_tim" table:base-cell-address="$Model.$A$1" table:expression="100"/>
          <table:named-expression table:name="solver_typ" table:base-cell-address="$Model.$A$1" table:expression="1"/>
          <table:named-expression table:name="solver_vrt" table:base-cell-address="$Model.$A$1" table:expression="0"/>
        </table:named-expressions>
        <calcext:conditional-formats>
          <calcext:conditional-format calcext:target-range-address="Model.D7:Model.D676">
            <calcext:condition calcext:apply-style-name="Accent" calcext:value="formula-is(IF([.A7]=&quot;&quot;;1;0))" calcext:base-cell-address="Model.D7"/>
            <calcext:condition calcext:apply-style-name="Error" calcext:value="formula-is(IF([.D7]=&quot;=&quot;;[.C7]&lt;&gt;[.E7];IF([.D7]=&quot;&lt;=&quot;;[.C7]&gt;[.E7];IF([.D7]=&quot;&gt;=&quot;;[.C7]&lt;[.E7];TRUE()))))" calcext:base-cell-address="Model.D7"/>
          </calcext:conditional-format>
          <calcext:conditional-format calcext:target-range-address="Model.F6:Model.ZZ676">
            <calcext:condition calcext:apply-style-name="Occult" calcext:value="=0" calcext:base-cell-address="Model.F6"/>
          </calcext:conditional-format>
          <calcext:conditional-format calcext:target-range-address="Model.F5:Model.ZZ5">
            <calcext:condition calcext:apply-style-name="Occult" calcext:value="formula-is(IF([.F$1]=&quot;&quot;; 1; 0))" calcext:base-cell-address="Model.F5"/>
          </calcext:conditional-format>
          <calcext:conditional-format calcext:target-range-address="Model.C7:Model.C676">
            <calcext:condition calcext:apply-style-name="Occult" calcext:value="formula-is(IF([.A7]=&quot;&quot;; 1; 0))" calcext:base-cell-address="Model.C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1" number:min-decimal-places="1" number:min-integer-digits="1" number:grouping="true"/>
    </number:number-style>
    <number:number-style style:name="N118">
      <number:number number:decimal-places="3" number:min-decimal-places="3" number:min-integer-digits="1" number:grouping="true"/>
    </number:number-style>
    <number:number-style style:name="N119">
      <number:number number:decimal-places="4" number:min-decimal-places="4" number:min-integer-digits="1" number:grouping="true"/>
    </number:number-style>
    <number:number-style style:name="N120">
      <number:number number:decimal-places="5" number:min-decimal-places="5" number:min-integer-digits="1" number:grouping="true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15" number:min-decimal-places="15" number:min-integer-digits="1"/>
    </number:number-style>
    <number:number-style style:name="N135">
      <number:number number:decimal-places="16" number:min-decimal-places="16" number:min-integer-digits="1"/>
    </number:number-style>
    <number:number-style style:name="N136">
      <number:number number:decimal-places="17" number:min-decimal-places="17" number:min-integer-digits="1"/>
    </number:number-style>
    <number:number-style style:name="N137">
      <number:number number:decimal-places="18" number:min-decimal-places="18" number:min-integer-digits="1"/>
    </number:number-style>
    <number:number-style style:name="N138">
      <number:number number:decimal-places="19" number:min-decimal-places="19" number:min-integer-digits="1"/>
    </number:number-style>
    <number:number-style style:name="N139">
      <number:number number:decimal-places="20" number:min-decimal-places="20" number:min-integer-digits="1"/>
    </number:number-style>
    <number:number-style style:name="N140">
      <number:number number:decimal-places="5" number:min-decimal-places="0" number:decimal-replacement="" number:min-integer-digits="1">
        <number:embedded-text number:position="3"> </number:embedded-text>
      </number:number>
    </number:number-style>
    <style:style style:name="Default" style:family="table-cell">
      <style:table-cell-properties style:diagonal-bl-tr="none" style:diagonal-tl-br="none" fo:padding="0.136cm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Occult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6">00/00/0000</text:date>, <text:time style:data-style-name="N2" text:time-value="23:19:59.4835955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19:14:36.164520034</meta:creation-date>
    <dc:date>2024-09-26T00:55:04.620422149</dc:date>
    <meta:editing-duration>PT11H2M29S</meta:editing-duration>
    <meta:editing-cycles>48</meta:editing-cycles>
    <meta:generator>LibreOffice/24.2.6.2$Linux_X86_64 LibreOffice_project/420$Build-2</meta:generator>
    <meta:print-date>2024-07-28T22:30:37.138633531</meta:print-date>
    <meta:printed-by>PDF files</meta:printed-by>
    <meta:document-statistic meta:table-count="1" meta:cell-count="1425" meta:object-count="0"/>
  </office:meta>
</office:document-meta>
</file>